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ff972f" draw:fill-color="#ff972f" draw:textarea-horizontal-align="justify" draw:textarea-vertical-align="middle" draw:auto-grow-height="false" fo:min-height="0.399cm" fo:min-width="1.474cm"/>
    </style:style>
    <style:style style:name="gr2" style:family="graphic" style:parent-style-name="standard">
      <style:graphic-properties svg:stroke-color="#ff972f" draw:fill-color="#ff972f" draw:textarea-horizontal-align="justify" draw:textarea-vertical-align="middle" draw:auto-grow-height="false" fo:min-height="0.401cm" fo:min-width="1.474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svg:stroke-color="#ff5429" draw:fill-color="#ff5429" draw:textarea-horizontal-align="justify" draw:textarea-vertical-align="middle" draw:auto-grow-height="false" fo:min-height="0.806cm" fo:min-width="0.684cm"/>
      <style:paragraph-properties style:writing-mode="lr-tb"/>
    </style:style>
    <style:style style:name="gr5" style:family="graphic" style:parent-style-name="standard">
      <style:graphic-properties svg:stroke-color="#81d41a" draw:fill-color="#81d41a" draw:textarea-horizontal-align="justify" draw:textarea-vertical-align="middle" draw:auto-grow-height="false" fo:min-height="0.867cm" fo:min-width="1.035cm"/>
    </style:style>
    <style:style style:name="gr6" style:family="graphic" style:parent-style-name="objectwithoutfill">
      <style:graphic-properties svg:stroke-width="0cm" svg:stroke-color="#000000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3cm" fo:min-width="0.829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876cm" fo:min-width="0.769cm"/>
    </style:style>
    <style:style style:name="gr9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10" style:family="graphic" style:parent-style-name="standard">
      <style:graphic-properties draw:fill-color="#2a6099" draw:textarea-horizontal-align="justify" draw:textarea-vertical-align="middle" draw:auto-grow-height="false" fo:min-height="1.266cm" fo:min-width="0.769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3cm" fo:min-width="3.233cm"/>
      <style:paragraph-properties style:writing-mode="lr-tb"/>
    </style:style>
    <style:style style:name="gr12" style:family="graphic" style:parent-style-name="standard">
      <style:graphic-properties svg:stroke-color="#ff972f" draw:fill-color="#ff972f" draw:textarea-horizontal-align="justify" draw:textarea-vertical-align="middle" draw:auto-grow-height="false" fo:min-height="0.399cm" fo:min-width="1.475cm"/>
    </style:style>
    <style:style style:name="gr13" style:family="graphic" style:parent-style-name="standard">
      <style:graphic-properties svg:stroke-color="#ff972f" draw:fill-color="#ff972f" draw:textarea-horizontal-align="justify" draw:textarea-vertical-align="middle" draw:auto-grow-height="false" fo:min-height="0.399cm" fo:min-width="1.18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4cm" fo:min-width="2.047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3cm" fo:min-width="0.87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0.87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2cm" fo:min-width="0.869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62cm" fo:min-width="0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3cm" fo:min-width="0.869cm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38cm" fo:min-width="0.829cm"/>
      <style:paragraph-properties style:writing-mode="lr-tb"/>
    </style:style>
    <style:style style:name="gr22" style:family="graphic" style:parent-style-name="objectwithoutfill">
      <style:graphic-properties draw:marker-end="Arrow" draw:marker-end-width="0.3cm" draw:fill="none" draw:textarea-vertical-align="middle"/>
    </style:style>
    <style:style style:name="gr23" style:family="graphic" style:parent-style-name="standard">
      <style:graphic-properties draw:stroke="none" draw:fill="none" fo:min-height="1.064cm"/>
      <style:paragraph-properties style:writing-mode="lr-tb"/>
    </style:style>
    <style:style style:name="gr24" style:family="graphic" style:parent-style-name="standard">
      <style:graphic-properties svg:stroke-color="#ff0000" draw:fill-color="#ff5429" draw:textarea-horizontal-align="justify" draw:textarea-vertical-align="middle" draw:auto-grow-height="false" fo:min-height="0.743cm" fo:min-width="0.442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1.018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7cm" fo:min-width="0.829cm"/>
      <style:paragraph-properties style:writing-mode="lr-tb"/>
    </style:style>
    <style:style style:name="gr27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28" style:family="graphic" style:parent-style-name="standard">
      <style:graphic-properties draw:textarea-vertical-align="middle" draw:auto-grow-height="false" fo:min-height="0.797cm" fo:min-width="0.994cm"/>
    </style:style>
    <style:style style:name="gr29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972f"/>
      <style:paragraph-properties fo:text-align="center"/>
      <style:text-properties fo:language="en" fo:country="GB"/>
    </style:style>
    <style:style style:name="P2" style:family="paragraph">
      <style:paragraph-properties fo:text-align="center"/>
      <style:text-properties fo:language="en" fo:country="GB"/>
    </style:style>
    <style:style style:name="P3" style:family="paragraph">
      <style:paragraph-properties fo:text-align="center" style:writing-mode="lr-tb"/>
      <style:text-properties fo:language="en" fo:country="GB"/>
    </style:style>
    <style:style style:name="P4" style:family="paragraph">
      <loext:graphic-properties draw:fill-color="#ff5429"/>
      <style:paragraph-properties fo:text-align="center" style:writing-mode="lr-tb"/>
      <style:text-properties fo:language="en" fo:country="GB"/>
    </style:style>
    <style:style style:name="P5" style:family="paragraph">
      <loext:graphic-properties draw:fill-color="#81d41a"/>
      <style:paragraph-properties fo:text-align="center"/>
      <style:text-properties fo:language="en" fo:country="GB"/>
    </style:style>
    <style:style style:name="P6" style:family="paragraph">
      <loext:graphic-properties draw:fill="none"/>
      <style:paragraph-properties fo:text-align="center"/>
      <style:text-properties fo:language="en" fo:country="GB"/>
    </style:style>
    <style:style style:name="P7" style:family="paragraph">
      <loext:graphic-properties draw:fill="none" draw:fill-color="#ffffff"/>
      <style:paragraph-properties style:writing-mode="lr-tb"/>
      <style:text-properties fo:language="en" fo:country="GB"/>
    </style:style>
    <style:style style:name="P8" style:family="paragraph">
      <style:paragraph-properties fo:text-align="center" style:writing-mode="lr-tb"/>
      <style:text-properties fo:font-size="18pt" fo:language="en" fo:country="GB"/>
    </style:style>
    <style:style style:name="P9" style:family="paragraph">
      <loext:graphic-properties draw:fill-color="#2a6099"/>
      <style:paragraph-properties fo:text-align="center" style:writing-mode="lr-tb"/>
      <style:text-properties fo:font-size="18pt" fo:language="en" fo:country="GB"/>
    </style:style>
    <style:style style:name="P10" style:family="paragraph">
      <loext:graphic-properties draw:fill="none" draw:fill-color="#ffffff"/>
      <style:paragraph-properties style:writing-mode="lr-tb"/>
      <style:text-properties fo:font-size="18pt" fo:language="en" fo:country="GB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style:writing-mode="lr-tb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/>
      <style:paragraph-properties style:writing-mode="lr-tb"/>
    </style:style>
    <style:style style:name="P15" style:family="paragraph">
      <loext:graphic-properties draw:fill-color="#ffffff"/>
      <style:paragraph-properties style:writing-mode="lr-tb"/>
    </style:style>
    <style:style style:name="T1" style:family="text">
      <style:text-properties fo:language="en" fo:country="GB"/>
    </style:style>
    <style:style style:name="T2" style:family="text">
      <style:text-properties style:text-position="-33% 58%" fo:language="en" fo:country="GB"/>
    </style:style>
    <style:style style:name="T3" style:family="text">
      <style:text-properties fo:font-size="18pt" fo:language="en" fo:country="GB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text-position="-33% 58%" fo:font-size="18pt" fo:language="en" fo:country="GB"/>
    </style:style>
    <style:style style:name="T7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xml:id="id1" draw:id="id1" draw:layer="layout" svg:width="1.974cm" svg:height="0.649cm" svg:x="10.069cm" svg:y="2.5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8" draw:id="id8" draw:layer="layout" svg:width="1.974cm" svg:height="0.649cm" svg:x="15.725cm" svg:y="2.5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3" draw:id="id3" draw:layer="layout" svg:width="1.974cm" svg:height="0.651cm" svg:x="10.197cm" svg:y="6.9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6" draw:id="id6" draw:layer="layout" svg:width="1.974cm" svg:height="0.651cm" svg:x="15.843cm" svg:y="7.1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7" draw:id="id7" draw:layer="layout" svg:width="1.974cm" svg:height="0.649cm" draw:transform="rotate (1.5707963267949) translate (13.683cm 6.07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2" draw:layer="layout" svg:x1="10.069cm" svg:y1="2.841cm" svg:x2="8.09cm" svg:y2="4.308cm" draw:start-shape="id1" draw:start-glue-point="3" draw:end-shape="id2" draw:end-glue-point="4" svg:d="M10069 2841h-1979v1467" svg:viewBox="0 0 1980 1468">
          <text:p/>
        </draw:connector>
        <draw:connector draw:style-name="gr3" draw:text-style-name="P2" draw:layer="layout" svg:x1="8.09cm" svg:y1="5.8cm" svg:x2="10.197cm" svg:y2="7.309cm" draw:start-shape="id2" draw:start-glue-point="8" draw:end-shape="id3" draw:end-glue-point="3" svg:d="M8090 5800v1509h2107" svg:viewBox="0 0 2108 1510">
          <text:p/>
        </draw:connector>
        <draw:connector draw:style-name="gr3" draw:text-style-name="P2" draw:layer="layout" draw:line-skew="0.851cm" svg:x1="19.367cm" svg:y1="11cm" svg:x2="13.998cm" svg:y2="11.405cm" draw:start-shape="id4" draw:start-glue-point="2" draw:end-shape="id5" draw:end-glue-point="6" svg:d="M19367 11000v1758h-5369v-1353" svg:viewBox="0 0 5370 1759">
          <text:p/>
        </draw:connector>
        <draw:connector draw:style-name="gr3" draw:text-style-name="P2" draw:layer="layout" svg:x1="12.171cm" svg:y1="7.309cm" svg:x2="15.843cm" svg:y2="7.437cm" draw:start-shape="id3" draw:start-glue-point="1" draw:end-shape="id6" draw:end-glue-point="3" svg:d="M12171 7309h1836v128h1836" svg:viewBox="0 0 3673 129">
          <text:p/>
        </draw:connector>
        <draw:connector draw:style-name="gr3" draw:text-style-name="P2" draw:layer="layout" svg:x1="14.007cm" svg:y1="6.071cm" svg:x2="15.843cm" svg:y2="7.437cm" draw:start-shape="id7" draw:start-glue-point="3" draw:end-shape="id6" draw:end-glue-point="3" svg:d="M14007 6071v1366h1836" svg:viewBox="0 0 1837 1367">
          <text:p/>
        </draw:connector>
        <draw:connector draw:style-name="gr3" draw:text-style-name="P2" draw:layer="layout" svg:x1="15.725cm" svg:y1="2.841cm" svg:x2="14.007cm" svg:y2="4.097cm" draw:start-shape="id8" draw:start-glue-point="3" draw:end-shape="id7" draw:end-glue-point="1" svg:d="M15725 2841h-1718v1256" svg:viewBox="0 0 1719 1257">
          <text:p/>
        </draw:connector>
        <draw:custom-shape draw:style-name="gr4" draw:text-style-name="P4" xml:id="id2" draw:id="id2" draw:layer="layout" svg:width="1.674cm" svg:height="1.492cm" svg:x="7.253cm" svg:y="4.308cm">
          <text:p text:style-name="P3"><text:span text:style-name="T1">+</text:span></text:p>
          <text:p text:style-name="P3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4" draw:id="id4">
          <draw:custom-shape draw:style-name="gr5" draw:text-style-name="P5" draw:layer="layout" svg:width="2.171cm" svg:height="1.579cm" svg:x="18.282cm" svg:y="9.42cm">
            <text:p/>
  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6" draw:layer="layout" svg:x1="19.368cm" svg:y1="10.742cm" svg:x2="19.368cm" svg:y2="9.659cm">
            <text:p/>
          </draw:line>
        </draw:g>
        <draw:frame draw:style-name="gr7" draw:text-style-name="P7" draw:layer="layout" svg:width="1.329cm" svg:height="1.313cm" svg:x="6.052cm" svg:y="4.487cm">
          <draw:text-box>
            <text:p><text:span text:style-name="T1">V</text:span><text:span text:style-name="T2">a</text:span></text:p>
          </draw:text-box>
        </draw:frame>
        <draw:g xml:id="id9" draw:id="id9">
          <draw:custom-shape draw:style-name="gr8" draw:text-style-name="P2" draw:layer="layout" svg:width="2.537cm" svg:height="2.252cm" svg:x="18.083cm" svg:y="4.052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line draw:style-name="gr9" draw:text-style-name="P6" draw:layer="layout" svg:x1="19.349cm" svg:y1="4.706cm" svg:x2="19.349cm" svg:y2="5.813cm">
            <text:p/>
          </draw:line>
        </draw:g>
        <draw:custom-shape draw:style-name="gr10" draw:text-style-name="P9" xml:id="id5" draw:id="id5" draw:layer="layout" svg:width="2.537cm" svg:height="3.032cm" svg:x="12.729cm" svg:y="8.373cm">
          <text:p text:style-name="P8"><text:span text:style-name="T3">+</text:span></text:p>
          <text:p text:style-name="P8"><text:span text:style-name="T3">-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1" draw:text-style-name="P10" draw:layer="layout" svg:width="3.733cm" svg:height="1.313cm" svg:x="14.549cm" svg:y="10.594cm">
          <draw:text-box>
            <text:p><text:span text:style-name="T4">V</text:span><text:span text:style-name="T5">c</text:span><text:span text:style-name="T4"> = K</text:span><text:span text:style-name="T5">c</text:span><text:span text:style-name="T4"> I</text:span><text:span text:style-name="T5">c</text:span><text:span text:style-name="T3"> </text:span></text:p>
          </draw:text-box>
        </draw:frame>
        <draw:connector draw:style-name="gr3" draw:text-style-name="P11" draw:layer="layout" svg:x1="12.171cm" svg:y1="7.309cm" svg:x2="13.998cm" svg:y2="8.373cm" draw:start-shape="id3" draw:start-glue-point="1" draw:end-shape="id5" draw:end-glue-point="4" svg:d="M12171 7309h1827v1064" svg:viewBox="0 0 1828 1065">
          <text:p/>
        </draw:connector>
        <draw:connector draw:style-name="gr3" draw:text-style-name="P11" draw:layer="layout" svg:x1="12.043cm" svg:y1="2.841cm" svg:x2="14.007cm" svg:y2="4.097cm" draw:start-shape="id1" draw:start-glue-point="1" draw:end-shape="id7" draw:end-glue-point="1" svg:d="M12043 2841h1964v1256" svg:viewBox="0 0 1965 1257">
          <text:p/>
        </draw:connector>
        <draw:connector draw:style-name="gr3" draw:text-style-name="P11" draw:layer="layout" svg:x1="17.817cm" svg:y1="7.437cm" svg:x2="19.367cm" svg:y2="9.421cm" draw:start-shape="id6" draw:start-glue-point="1" draw:end-shape="id4" draw:end-glue-point="0" svg:d="M17817 7437h1550v1984" svg:viewBox="0 0 1551 1985">
          <text:p/>
        </draw:connector>
        <draw:connector draw:style-name="gr3" draw:text-style-name="P11" draw:layer="layout" svg:x1="17.699cm" svg:y1="2.841cm" svg:x2="19.351cm" svg:y2="4.052cm" draw:start-shape="id8" draw:start-glue-point="1" draw:end-shape="id9" draw:end-glue-point="0" svg:d="M17699 2841h1652v1211" svg:viewBox="0 0 1653 1212">
          <text:p/>
        </draw:connector>
        <draw:connector draw:style-name="gr3" draw:text-style-name="P11" draw:layer="layout" svg:x1="19.351cm" svg:y1="6.304cm" svg:x2="19.367cm" svg:y2="9.421cm" draw:start-shape="id9" draw:start-glue-point="2" draw:end-shape="id4" draw:end-glue-point="0" svg:d="M19351 6304v1559h16v1558" svg:viewBox="0 0 17 3118">
          <text:p/>
        </draw:connector>
        <draw:custom-shape draw:style-name="gr12" draw:text-style-name="P1" xml:id="id10" draw:id="id10" draw:layer="layout" svg:width="1.975cm" svg:height="0.649cm" svg:x="10.067cm" svg:y="12.4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" xml:id="id11" draw:id="id11" draw:layer="layout" svg:width="1.685cm" svg:height="0.649cm" draw:transform="rotate (1.5707963267949) translate (7.79cm 9.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1" draw:layer="layout" svg:x1="12.042cm" svg:y1="12.76cm" svg:x2="13.998cm" svg:y2="11.405cm" draw:start-shape="id10" draw:start-glue-point="1" draw:end-shape="id5" draw:end-glue-point="6" svg:d="M12042 12760h1956v-1355" svg:viewBox="0 0 1957 1356">
          <text:p/>
        </draw:connector>
        <draw:connector draw:style-name="gr3" draw:text-style-name="P11" draw:layer="layout" svg:x1="8.114cm" svg:y1="7.915cm" svg:x2="10.197cm" svg:y2="7.309cm" draw:start-shape="id11" draw:start-glue-point="1" draw:end-shape="id3" draw:end-glue-point="3" svg:d="M8114 7915v-606h2083" svg:viewBox="0 0 2084 607">
          <text:p/>
        </draw:connector>
        <draw:connector draw:style-name="gr3" draw:text-style-name="P11" draw:layer="layout" svg:x1="8.114cm" svg:y1="9.6cm" svg:x2="10.067cm" svg:y2="12.76cm" draw:start-shape="id11" draw:start-glue-point="3" draw:end-shape="id10" draw:end-glue-point="3" svg:d="M8114 9600v3160h1953" svg:viewBox="0 0 1954 3161">
          <text:p/>
        </draw:connector>
        <draw:frame draw:style-name="gr14" draw:text-style-name="P10" draw:layer="layout" svg:width="2.547cm" svg:height="1.314cm" svg:x="20.453cm" svg:y="8.667cm">
          <draw:text-box>
            <text:p><text:span text:style-name="T3">I</text:span><text:span text:style-name="T6">d</text:span></text:p>
          </draw:text-box>
        </draw:frame>
        <draw:frame draw:style-name="gr15" draw:text-style-name="P12" draw:layer="layout" svg:width="1.37cm" svg:height="1.313cm" svg:x="10.501cm" svg:y="3.166cm">
          <draw:text-box>
            <text:p>R<text:span text:style-name="T7">1</text:span></text:p>
          </draw:text-box>
        </draw:frame>
        <draw:frame draw:style-name="gr16" draw:text-style-name="P12" draw:layer="layout" svg:width="1.375cm" svg:height="1.318cm" svg:x="10.923cm" svg:y="13.361cm">
          <draw:text-box>
            <text:p>R<text:span text:style-name="T7">7</text:span></text:p>
          </draw:text-box>
        </draw:frame>
        <draw:frame draw:style-name="gr17" draw:text-style-name="P12" draw:layer="layout" svg:width="1.369cm" svg:height="1.312cm" svg:x="16.213cm" svg:y="7.763cm">
          <draw:text-box>
            <text:p>R<text:span text:style-name="T7">5</text:span></text:p>
          </draw:text-box>
        </draw:frame>
        <draw:frame draw:style-name="gr18" draw:text-style-name="P12" draw:layer="layout" svg:width="1.369cm" svg:height="1.312cm" svg:x="10.419cm" svg:y="7.763cm">
          <draw:text-box>
            <text:p>R<text:span text:style-name="T7">4</text:span></text:p>
          </draw:text-box>
        </draw:frame>
        <draw:frame draw:style-name="gr19" draw:text-style-name="P12" draw:layer="layout" svg:width="1.369cm" svg:height="1.313cm" svg:x="14.144cm" svg:y="4.602cm">
          <draw:text-box>
            <text:p>R<text:span text:style-name="T7">3</text:span></text:p>
          </draw:text-box>
        </draw:frame>
        <draw:frame draw:style-name="gr19" draw:text-style-name="P12" draw:layer="layout" svg:width="1.369cm" svg:height="1.313cm" svg:x="16.103cm" svg:y="3.166cm">
          <draw:text-box>
            <text:p>R<text:span text:style-name="T7">2</text:span></text:p>
          </draw:text-box>
        </draw:frame>
        <draw:frame draw:style-name="gr17" draw:text-style-name="P12" draw:layer="layout" svg:width="1.369cm" svg:height="1.312cm" svg:x="6.549cm" svg:y="8.288cm">
          <draw:text-box>
            <text:p>R<text:span text:style-name="T7">6</text:span></text:p>
          </draw:text-box>
        </draw:frame>
        <draw:custom-shape draw:style-name="gr20" draw:text-style-name="P11" draw:layer="layout" svg:width="0.276cm" svg:height="0.303cm" svg:x="13.891cm" svg:y="7.3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1" draw:layer="layout" svg:width="0.275cm" svg:height="0.303cm" svg:x="19.154cm" svg:y="7.3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1" draw:layer="layout" svg:width="0.276cm" svg:height="0.304cm" svg:x="13.871cm" svg:y="12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1" draw:layer="layout" svg:width="0.276cm" svg:height="0.305cm" svg:x="13.85cm" svg:y="2.7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1" draw:layer="layout" svg:width="0.276cm" svg:height="0.303cm" svg:x="7.979cm" svg:y="7.1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12" draw:layer="layout" svg:width="1.329cm" svg:height="2.988cm" svg:x="12.466cm" svg:y="3.653cm">
          <draw:text-box>
            <text:p>+</text:p>
            <text:p>V<text:span text:style-name="T7">b</text:span></text:p>
            <text:p>-</text:p>
          </draw:text-box>
        </draw:frame>
        <draw:line draw:style-name="gr22" draw:text-style-name="P13" draw:layer="layout" svg:x1="8.689cm" svg:y1="8.192cm" svg:x2="8.689cm" svg:y2="9.749cm">
          <text:p/>
        </draw:line>
        <draw:frame draw:style-name="gr23" draw:text-style-name="P14" draw:layer="layout" svg:width="1.021cm" svg:height="1.314cm" svg:x="8.689cm" svg:y="8.435cm">
          <draw:text-box>
            <text:p><text:span text:style-name="T4">I</text:span><text:span text:style-name="T5">c</text:span></text:p>
          </draw:text-box>
        </draw:frame>
        <draw:custom-shape draw:style-name="gr20" draw:text-style-name="P11" draw:layer="layout" svg:width="0.276cm" svg:height="0.303cm" svg:x="7.98cm" svg:y="10.0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4" draw:layer="layout" svg:width="1.33cm" svg:height="1.403cm" svg:x="7.524cm" svg:y="10.779cm">
          <text:p text:style-name="P3"><text:span text:style-name="T1">+</text:span></text:p>
          <text:p text:style-name="P3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1" draw:layer="layout" svg:width="0.276cm" svg:height="0.303cm" svg:x="7.959cm" svg:y="12.5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1" draw:layer="layout" svg:width="0.276cm" svg:height="0.305cm" svg:x="7.961cm" svg:y="2.7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1" draw:layer="layout" svg:width="0.276cm" svg:height="0.305cm" svg:x="19.206cm" svg:y="2.7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7" draw:layer="layout" svg:width="1.329cm" svg:height="1.313cm" svg:x="19.351cm" svg:y="6.899cm">
          <draw:text-box>
            <text:p><text:span text:style-name="T1">6</text:span></text:p>
          </draw:text-box>
        </draw:frame>
        <draw:frame draw:style-name="gr7" draw:text-style-name="P7" draw:layer="layout" svg:width="1.329cm" svg:height="1.313cm" svg:x="7.214cm" svg:y="12.555cm">
          <draw:text-box>
            <text:p><text:span text:style-name="T1">7</text:span></text:p>
          </draw:text-box>
        </draw:frame>
        <draw:frame draw:style-name="gr7" draw:text-style-name="P7" draw:layer="layout" svg:width="1.329cm" svg:height="1.313cm" svg:x="13.998cm" svg:y="6.495cm">
          <draw:text-box>
            <text:p><text:span text:style-name="T1">5</text:span></text:p>
          </draw:text-box>
        </draw:frame>
        <draw:frame draw:style-name="gr7" draw:text-style-name="P7" draw:layer="layout" svg:width="1.329cm" svg:height="1.313cm" svg:x="18.821cm" svg:y="1.843cm">
          <draw:text-box>
            <text:p><text:span text:style-name="T1">3</text:span></text:p>
          </draw:text-box>
        </draw:frame>
        <draw:frame draw:style-name="gr25" draw:text-style-name="P7" draw:layer="layout" svg:width="1.518cm" svg:height="1.114cm" svg:x="6.147cm" svg:y="10.903cm">
          <draw:text-box>
            <text:p><text:span text:style-name="T1">V</text:span><text:span text:style-name="T2">aux</text:span></text:p>
          </draw:text-box>
        </draw:frame>
        <draw:frame draw:style-name="gr7" draw:text-style-name="P7" draw:layer="layout" svg:width="1.329cm" svg:height="1.313cm" svg:x="7.232cm" svg:y="6.602cm">
          <draw:text-box>
            <text:p><text:span text:style-name="T1">4</text:span></text:p>
          </draw:text-box>
        </draw:frame>
        <draw:frame draw:style-name="gr7" draw:text-style-name="P7" draw:layer="layout" svg:width="1.329cm" svg:height="1.313cm" svg:x="7.172cm" svg:y="9.772cm">
          <draw:text-box>
            <text:p><text:span text:style-name="T1">8</text:span></text:p>
          </draw:text-box>
        </draw:frame>
        <draw:frame draw:style-name="gr7" draw:text-style-name="P7" draw:layer="layout" svg:width="1.329cm" svg:height="1.313cm" svg:x="13.381cm" svg:y="1.8cm">
          <draw:text-box>
            <text:p><text:span text:style-name="T1">2</text:span></text:p>
          </draw:text-box>
        </draw:frame>
        <draw:frame draw:style-name="gr7" draw:text-style-name="P7" draw:layer="layout" svg:width="1.329cm" svg:height="1.313cm" svg:x="7.278cm" svg:y="2.057cm">
          <draw:text-box>
            <text:p><text:span text:style-name="T1">1</text:span></text:p>
          </draw:text-box>
        </draw:frame>
        <draw:frame draw:style-name="gr26" draw:text-style-name="P7" draw:layer="layout" svg:width="1.329cm" svg:height="1.367cm" svg:x="14.028cm" svg:y="11.907cm">
          <draw:text-box>
            <text:p><text:span text:style-name="T1">0</text:span></text:p>
          </draw:text-box>
        </draw:frame>
        <draw:g>
          <draw:line draw:style-name="gr27" draw:text-style-name="P13" draw:layer="layout" svg:x1="14.806cm" svg:y1="13.511cm" svg:x2="13.195cm" svg:y2="13.523cm">
            <text:p/>
          </draw:line>
          <draw:line draw:style-name="gr27" draw:text-style-name="P13" draw:layer="layout" svg:x1="14.807cm" svg:y1="13.504cm" svg:x2="13.196cm" svg:y2="13.516cm">
            <text:p/>
          </draw:line>
          <draw:line draw:style-name="gr27" draw:text-style-name="P13" draw:layer="layout" svg:x1="13.635cm" svg:y1="13.778cm" svg:x2="14.436cm" svg:y2="13.778cm">
            <text:p/>
          </draw:line>
          <draw:line draw:style-name="gr27" draw:text-style-name="P13" draw:layer="layout" svg:x1="13.851cm" svg:y1="14.007cm" svg:x2="14.236cm" svg:y2="14.007cm">
            <text:p/>
          </draw:line>
          <draw:line draw:style-name="gr27" draw:text-style-name="P13" draw:layer="layout" svg:x1="14.022cm" svg:y1="13.494cm" svg:x2="14.028cm" svg:y2="12.904cm">
            <text:p/>
          </draw:line>
        </draw:g>
        <draw:custom-shape draw:style-name="gr28" draw:text-style-name="P11" draw:layer="layout" svg:width="1.493cm" svg:height="1.046cm" svg:x="10.006cm" svg:y="5.097cm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8" draw:text-style-name="P11" draw:layer="layout" svg:width="1.493cm" svg:height="1.046cm" draw:transform="rotate (-3.14159265358979) translate (17.336cm 6.075cm)">
          <text:p/>
          <draw:enhanced-geometry svg:viewBox="0 0 21600 21600" draw:mirror-vertical="tru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8" draw:text-style-name="P11" draw:layer="layout" svg:width="1.493cm" svg:height="1.046cm" draw:transform="rotate (-3.14159265358979) translate (17.584cm 10.359cm)">
          <text:p/>
          <draw:enhanced-geometry svg:viewBox="0 0 21600 21600" draw:mirror-vertical="tru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8" draw:text-style-name="P11" draw:layer="layout" svg:width="1.493cm" svg:height="1.046cm" draw:transform="rotate (-3.14159265358979) translate (11.781cm 10.872cm)">
          <text:p/>
          <draw:enhanced-geometry svg:viewBox="0 0 21600 21600" draw:mirror-vertical="tru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7" draw:text-style-name="P7" draw:layer="layout" svg:width="1.329cm" svg:height="1.313cm" svg:x="11.4cm" svg:y="9.075cm">
          <draw:text-box>
            <text:p><text:span text:style-name="T1">I</text:span><text:span text:style-name="T2">c</text:span></text:p>
          </draw:text-box>
        </draw:frame>
        <draw:frame draw:style-name="gr7" draw:text-style-name="P7" draw:layer="layout" svg:width="1.329cm" svg:height="1.313cm" svg:x="9.573cm" svg:y="4.082cm">
          <draw:text-box>
            <text:p><text:span text:style-name="T1">I</text:span><text:span text:style-name="T2">a</text:span></text:p>
          </draw:text-box>
        </draw:frame>
        <draw:frame draw:style-name="gr7" draw:text-style-name="P7" draw:layer="layout" svg:width="1.329cm" svg:height="1.313cm" svg:x="15.036cm" svg:y="4.097cm">
          <draw:text-box>
            <text:p><text:span text:style-name="T1">I</text:span><text:span text:style-name="T2">b</text:span></text:p>
          </draw:text-box>
        </draw:frame>
        <draw:frame draw:style-name="gr7" draw:text-style-name="P7" draw:layer="layout" svg:width="1.329cm" svg:height="1.313cm" svg:x="15.42cm" svg:y="8.521cm">
          <draw:text-box>
            <text:p><text:span text:style-name="T1">I</text:span><text:span text:style-name="T2">d</text:span></text:p>
          </draw:text-box>
        </draw:frame>
        <presentation:notes draw:style-name="dp2">
          <draw:page-thumbnail draw:style-name="gr29" draw:layer="layout" svg:width="19.798cm" svg:height="11.136cm" svg:x="0.6cm" svg:y="2.257cm" draw:page-number="1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4T17:36:54.007481963</meta:creation-date>
    <dc:date>2021-03-24T18:14:36.235014265</dc:date>
    <meta:editing-duration>PT25M14S</meta:editing-duration>
    <meta:editing-cycles>4</meta:editing-cycles>
    <meta:generator>LibreOffice/6.4.6.2$Linux_X86_64 LibreOffice_project/40$Build-2</meta:generator>
    <meta:document-statistic meta:object-count="99"/>
  </office:meta>
</office:document-meta>
</file>